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3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7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6496" calcext:value-type="float">
            <text:p>3.2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2112" calcext:value-type="float">
            <text:p>3.1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9064" calcext:value-type="float">
            <text:p>3.1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9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7728" calcext:value-type="float">
            <text:p>3.1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3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1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1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4888" calcext:value-type="float">
            <text:p>3.2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852" calcext:value-type="float">
            <text:p>3.3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4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20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6-1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5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4-21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3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3-01-20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2-09-29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2-06-07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2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11-19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10-19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09-23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08-26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04-29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1944" calcext:value-type="float">
            <text:p>3.3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1-03-3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10-30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8312" calcext:value-type="float">
            <text:p>3.2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9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8-21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7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7-1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6-16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5-21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4-3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4-0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20-02-28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9-24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8-09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7-09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5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4-25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3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9-02-27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11-28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11-08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9-21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7-30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6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5-31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4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3-23 0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2-2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8-01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12-0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11-03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9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8-04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7-07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6-21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5-3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5-16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4-28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3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2-27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7-01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8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7-29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6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5-31 0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6-01-07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5-10-14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5-07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5-04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5-03-2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5-03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9-29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4-0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3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4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3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2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1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0168" calcext:value-type="float">
            <text:p>3.63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12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10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10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6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5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10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8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9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8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8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7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3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6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6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6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622089302901</text:p>
          </table:table-cell>
          <table:table-cell office:value-type="string" calcext:value-type="string">
            <text:p>PT-23/08E/26-1464</text:p>
          </table:table-cell>
          <table:table-cell office:value-type="string" calcext:value-type="string">
            <text:p>2006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510" meta:object-count="0"/>
    <meta:user-defined meta:name="AppVersion">3.0</meta:user-defined>
  </office:meta>
</office:document-meta>
</file>